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b79fc" officeooo:paragraph-rsid="001b79fc"/>
    </style:style>
    <style:style style:name="P2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373a3c" loext:opacity="100%" fo:letter-spacing="normal"/>
    </style:style>
    <style:style style:name="P3" style:family="paragraph" style:parent-style-name="Standard">
      <style:text-properties fo:font-variant="normal" fo:text-transform="none" fo:color="#373a3c" loext:opacity="100%" fo:letter-spacing="normal" officeooo:rsid="001b79fc" officeooo:paragraph-rsid="001b79fc"/>
    </style:style>
    <style:style style:name="T1" style:family="text">
      <style:text-properties style:font-name="apple-system" fo:font-size="11.25pt" fo:font-style="normal" fo:font-weight="normal"/>
    </style:style>
    <style:style style:name="T2" style:family="text">
      <style:text-properties style:font-name="apple-system" fo:font-size="11.25pt" fo:font-style="italic" fo:font-weight="normal" style:font-style-asian="italic" style:font-style-complex="itali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nceptos/preguntas a tener en cuenta en un ejercicio:</text:p>
      <text:p text:style-name="P1"/>
      <text:p text:style-name="P3">•<text:span text:style-name="T2">ERP eta CRM bana edo pare bat emango zaizue taldeko</text:span></text:p>
      <text:p text:style-name="P3"><text:span text:style-name="T2"/></text:p>
      <text:list xml:id="list3234412114" text:style-name="L2">
        <text:list-item>
          <text:p text:style-name="P2"><text:span text:style-name="T1">Bere ezaugarri nagusiak azaldu</text:span></text:p>
        </text:list-item>
      </text:list>
      <text:section text:style-name="Sect1" text:name="yui_3_17_2_1_1663239264614_22">
        <text:list xml:id="list130521357315442" text:continue-numbering="true" text:style-name="L2">
          <text:list-item>
            <text:p text:style-name="P2"><text:span text:style-name="T1">Bere puntu fuerteak eta ahulak aztertu</text:span></text:p>
          </text:list-item>
        </text:list>
      </text:section>
      <text:list xml:id="list130522388955269" text:continue-numbering="true" text:style-name="L2">
        <text:list-item>
          <text:p text:style-name="P2"><text:span text:style-name="T1">Sektore edo enpresa tamainu konkretu baterako den aztertu</text:span></text:p>
        </text:list-item>
        <text:list-item>
          <text:p text:style-name="P2"><text:span text:style-name="T1">Eskaintzen dituen modulu edo atalak azaldu</text:span></text:p>
        </text:list-item>
        <text:list-item>
          <text:p text:style-name="P2"><text:span text:style-name="T1">100 pertsonako enpresa batean inplantatzeak suposatuko lukeen kostua estimatu.</text:span></text:p>
        </text:list-item>
        <text:list-item>
          <text:p text:style-name="P2"><text:span text:style-name="T1">Enpresan ekarriko lituzkeen abantailak azaldu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u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u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5T13:02:54.541000000</meta:creation-date>
    <dc:date>2022-09-15T13:05:20.103000000</dc:date>
    <meta:editing-duration>PT2M25S</meta:editing-duration>
    <meta:editing-cycles>1</meta:editing-cycles>
    <meta:document-statistic meta:table-count="0" meta:image-count="0" meta:object-count="0" meta:page-count="1" meta:paragraph-count="8" meta:word-count="62" meta:character-count="402" meta:non-whitespace-character-count="354"/>
    <meta:generator>LibreOffice/7.4.0.3$Windows_X86_64 LibreOffice_project/f85e47c08ddd19c015c0114a68350214f7066f5a</meta:generator>
  </office:meta>
</office:document-meta>
</file>